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-1cm" fo:margin-right="0cm" fo:margin-top="0cm" fo:margin-bottom="0cm" style:contextual-spacing="false" fo:text-indent="0cm" style:auto-text-indent="false"/>
      <style:text-properties style:font-name="Times New Roman" fo:font-size="14pt" fo:language="en" fo:country="US" fo:font-weight="bold" officeooo:paragraph-rsid="00052bde" style:font-size-asian="14pt" style:font-weight-asian="bold" style:font-name-complex="Times New Roman" style:font-size-complex="14pt"/>
    </style:style>
    <style:style style:name="P2" style:family="paragraph" style:parent-style-name="Standard">
      <style:paragraph-properties fo:margin-left="-1cm" fo:margin-right="0cm" fo:margin-top="0cm" fo:margin-bottom="0cm" style:contextual-spacing="false" fo:text-indent="0cm" style:auto-text-indent="false"/>
      <style:text-properties style:font-name="Times New Roman" fo:font-size="14pt" fo:language="en" fo:country="US" fo:font-weight="normal" officeooo:paragraph-rsid="00052bde" style:font-size-asian="14pt" style:font-weight-asian="normal" style:font-name-complex="Times New Roman" style:font-size-complex="14pt" style:font-weight-complex="normal"/>
    </style:style>
    <style:style style:name="P3" style:family="paragraph" style:parent-style-name="Standard">
      <style:paragraph-properties fo:margin-left="-1cm" fo:margin-right="0cm" fo:margin-top="0cm" fo:margin-bottom="0cm" style:contextual-spacing="false" fo:text-indent="0cm" style:auto-text-indent="false"/>
      <style:text-properties style:font-name="Times New Roman" fo:font-size="14pt" fo:language="en" fo:country="US" fo:font-weight="normal" officeooo:rsid="000831cc" officeooo:paragraph-rsid="000831cc" style:font-size-asian="14pt" style:font-weight-asian="normal" style:font-name-complex="Times New Roman" style:font-size-complex="14pt" style:font-weight-complex="normal"/>
    </style:style>
    <style:style style:name="P4" style:family="paragraph" style:parent-style-name="Standard">
      <style:paragraph-properties fo:margin-left="-1cm" fo:margin-right="0cm" fo:margin-top="0cm" fo:margin-bottom="0cm" style:contextual-spacing="false" fo:text-indent="0cm" style:auto-text-indent="false"/>
      <style:text-properties style:font-name="Times New Roman" fo:font-size="14pt" fo:language="en" fo:country="US" fo:font-weight="normal" officeooo:rsid="000831cc" officeooo:paragraph-rsid="000831cc" style:font-size-asian="12.25pt" style:font-weight-asian="normal" style:font-name-complex="Times New Roman" style:font-size-complex="14pt" style:font-weight-complex="normal"/>
    </style:style>
    <style:style style:name="P5" style:family="paragraph" style:parent-style-name="Standard">
      <style:paragraph-properties fo:margin-left="-1cm" fo:margin-right="0cm" fo:margin-top="0cm" fo:margin-bottom="0cm" style:contextual-spacing="false" fo:text-indent="0cm" style:auto-text-indent="false"/>
      <style:text-properties style:font-name="Courier New" fo:font-size="12pt" fo:language="en" fo:country="US" fo:font-weight="normal" officeooo:rsid="000831cc" officeooo:paragraph-rsid="000831cc" style:font-size-asian="12pt" style:font-weight-asian="normal" style:font-name-complex="Times New Roman" style:font-size-complex="12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en" fo:country="US" officeooo:paragraph-rsid="00052bde" style:font-name-asian="Times New Roman" style:font-size-asian="14pt" style:language-asian="ru" style:country-asian="RU" style:font-name-complex="Times New Roman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en" fo:country="US" officeooo:paragraph-rsid="00052bde" style:font-name-asian="Times New Roman" style:font-size-asian="12pt" style:language-asian="ru" style:country-asian="RU" style:font-name-complex="Times New Roman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2pt" fo:language="en" fo:country="US" officeooo:paragraph-rsid="00052bde" style:font-name-asian="Times New Roman" style:font-size-asian="12pt" style:language-asian="ru" style:country-asian="RU" style:font-name-complex="Times New Roman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20pt" fo:language="en" fo:country="US" fo:font-weight="bold" officeooo:paragraph-rsid="00052bde" style:font-name-asian="Times New Roman" style:font-size-asian="20pt" style:language-asian="ru" style:country-asian="RU" style:font-weight-asian="bold" style:font-name-complex="Times New Roman" style:font-size-complex="20pt"/>
    </style:style>
    <style:style style:name="P10" style:family="paragraph" style:parent-style-name="Standard">
      <style:paragraph-properties fo:margin-left="0.635cm" fo:margin-right="0cm" fo:margin-top="0cm" fo:margin-bottom="0cm" style:contextual-spacing="false" fo:line-height="100%" fo:text-indent="0cm" style:auto-text-indent="false">
        <style:tab-stops>
          <style:tab-stop style:position="6.985cm"/>
        </style:tab-stops>
      </style:paragraph-properties>
      <style:text-properties officeooo:paragraph-rsid="00052bde"/>
    </style:style>
    <style:style style:name="P11" style:family="paragraph" style:parent-style-name="Standard">
      <style:paragraph-properties fo:margin-left="0.635cm" fo:margin-right="0cm" fo:margin-top="0cm" fo:margin-bottom="0cm" style:contextual-spacing="false" fo:line-height="100%" fo:text-indent="0cm" style:auto-text-indent="false">
        <style:tab-stops>
          <style:tab-stop style:position="6.985cm"/>
        </style:tab-stops>
      </style:paragraph-properties>
      <style:text-properties style:font-name="Times New Roman" fo:font-size="12pt" fo:language="en" fo:country="US" officeooo:paragraph-rsid="00052bde" style:font-name-asian="Times New Roman" style:font-size-asian="12pt" style:language-asian="ru" style:country-asian="RU" style:font-name-complex="Times New Roman" style:font-size-complex="12pt"/>
    </style:style>
    <style:style style:name="P12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Times New Roman" fo:font-size="14pt" fo:language="en" fo:country="US" officeooo:paragraph-rsid="00052bde" style:font-name-asian="Times New Roman" style:font-size-asian="14pt" style:language-asian="ru" style:country-asian="RU" style:font-name-complex="Times New Roman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fo:language="en" fo:country="US" officeooo:paragraph-rsid="00052bde" style:font-name-asian="Times New Roman" style:font-size-asian="12pt" style:language-asian="ru" style:country-asian="RU" style:font-name-complex="Times New Roman" style:font-size-complex="12pt"/>
    </style:style>
    <style:style style:name="P14" style:family="paragraph" style:parent-style-name="Standard">
      <style:paragraph-properties fo:margin-left="-1cm" fo:margin-right="0cm" fo:margin-top="0cm" fo:margin-bottom="0cm" style:contextual-spacing="false" fo:text-indent="0cm" style:auto-text-indent="false"/>
      <style:text-properties style:font-name="Times New Roman" fo:font-size="14pt" fo:language="en" fo:country="US" fo:font-weight="normal" officeooo:rsid="000831cc" officeooo:paragraph-rsid="00052bde" style:font-size-asian="14pt" style:font-weight-asian="normal" style:font-name-complex="Times New Roman" style:font-size-complex="14pt" style:font-weight-complex="normal"/>
    </style:style>
    <style:style style:name="P15" style:family="paragraph" style:parent-style-name="Standard">
      <style:paragraph-properties fo:margin-left="-1cm" fo:margin-right="0cm" fo:margin-top="0cm" fo:margin-bottom="0cm" style:contextual-spacing="false" fo:text-indent="0cm" style:auto-text-indent="false"/>
      <style:text-properties style:font-name="Times New Roman" fo:font-size="14pt" fo:language="en" fo:country="US" fo:font-weight="normal" officeooo:rsid="000831cc" officeooo:paragraph-rsid="000bb989" style:font-size-asian="14pt" style:font-weight-asian="normal" style:font-name-complex="Times New Roman" style:font-size-complex="14pt" style:font-weight-complex="normal"/>
    </style:style>
    <style:style style:name="P16" style:family="paragraph" style:parent-style-name="Standard">
      <style:paragraph-properties fo:margin-left="-1cm" fo:margin-right="0cm" fo:margin-top="0cm" fo:margin-bottom="0cm" style:contextual-spacing="false" fo:text-indent="0cm" style:auto-text-indent="false"/>
      <style:text-properties style:font-name="Times New Roman" fo:font-size="14pt" fo:language="en" fo:country="US" fo:font-weight="normal" officeooo:rsid="000bb989" officeooo:paragraph-rsid="000bb989" style:font-size-asian="14pt" style:font-weight-asian="normal" style:font-name-complex="Times New Roman" style:font-size-complex="14pt" style:font-weight-complex="normal"/>
    </style:style>
    <style:style style:name="P17" style:family="paragraph" style:parent-style-name="Standard">
      <style:paragraph-properties fo:margin-left="-1cm" fo:margin-right="0cm" fo:margin-top="0cm" fo:margin-bottom="0cm" style:contextual-spacing="false" fo:text-indent="0cm" style:auto-text-indent="false"/>
      <style:text-properties style:font-name="Times New Roman" fo:font-size="14pt" fo:language="en" fo:country="US" fo:font-weight="normal" officeooo:rsid="000bb989" officeooo:paragraph-rsid="000bb989" style:font-size-asian="12.25pt" style:font-weight-asian="normal" style:font-name-complex="Times New Roman" style:font-size-complex="14pt" style:font-weight-complex="normal"/>
    </style:style>
    <style:style style:name="P18" style:family="paragraph" style:parent-style-name="Standard">
      <style:paragraph-properties fo:margin-left="-1cm" fo:margin-right="0cm" fo:margin-top="0cm" fo:margin-bottom="0cm" style:contextual-spacing="false" fo:text-indent="0cm" style:auto-text-indent="false"/>
      <style:text-properties style:font-name="Courier New" fo:font-size="12pt" fo:language="en" fo:country="US" fo:font-weight="normal" officeooo:rsid="000bb989" officeooo:paragraph-rsid="000bb989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paragraph-properties fo:margin-left="-1cm" fo:margin-right="0cm" fo:margin-top="0cm" fo:margin-bottom="0cm" style:contextual-spacing="false" fo:text-indent="0cm" style:auto-text-indent="false"/>
      <style:text-properties style:font-name="Courier New" fo:font-size="12pt" fo:language="en" fo:country="US" fo:font-weight="normal" officeooo:rsid="000bb989" officeooo:paragraph-rsid="000bb989" style:font-size-asian="10.5pt" style:font-weight-asian="normal" style:font-name-complex="Times New Roman" style:font-size-complex="12pt" style:font-weight-complex="normal"/>
    </style:style>
    <style:style style:name="T1" style:family="text">
      <style:text-properties style:font-name="Times New Roman" fo:font-size="12pt" fo:language="en" fo:country="US" style:font-name-asian="Times New Roman" style:font-size-asian="12pt" style:language-asian="ru" style:country-asian="RU" style:font-name-complex="Times New Roman" style:font-size-complex="12pt"/>
    </style:style>
    <style:style style:name="T2" style:family="text">
      <style:text-properties style:font-name="Times New Roman" fo:font-size="12pt" fo:language="ro" fo:country="MD" style:font-name-asian="Times New Roman" style:font-size-asian="12pt" style:language-asian="ru" style:country-asian="RU" style:font-name-complex="Times New Roman" style:font-size-complex="12pt"/>
    </style:style>
    <style:style style:name="T3" style:family="text">
      <style:text-properties officeooo:rsid="00052bde"/>
    </style:style>
    <style:style style:name="T4" style:family="text">
      <style:text-properties officeooo:rsid="000961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Ministerul Educaţiei</text:p>
      <text:p text:style-name="P6">al Republicii Moldova</text:p>
      <text:p text:style-name="P6"/>
      <text:p text:style-name="P6">Universitatea Tehnică a Moldovei</text:p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RAPORT</text:p>
      <text:p text:style-name="P6">despre lucrarea de laborator Nr.<text:span text:style-name="T4">2</text:span></text:p>
      <text:p text:style-name="P6">la <text:span text:style-name="T3">Programare Orientata pe Obiecte</text:span></text:p>
      <text:p text:style-name="P7"/>
      <text:p text:style-name="P7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 text:c="70"/></text:p>
      <text:p text:style-name="P10"><text:span text:style-name="T1">A îndeplinit: <text:s text:c="73"/></text:span><text:span text:style-name="T2">Magdei Octavian</text:span><text:span text:style-name="T1"> <text:s text:c="39"/><text:tab/> <text:s text:c="67"/></text:span></text:p>
      <text:p text:style-name="P11"/>
      <text:p text:style-name="P11"/>
      <text:p text:style-name="P11">A verificat: <text:s text:c="77"/><text:span text:style-name="T3">Mititelu Vitalie</text:span> <text:s text:c="25"/><text:tab/><text:tab/><text:tab/><text:tab/><text:tab/><text:tab/><text:tab/> <text:s text:c="6"/><text:tab/> <text:s text:c="67"/></text:p>
      <text:p text:style-name="P7"/>
      <text:p text:style-name="P7"/>
      <text:p text:style-name="P7"/>
      <text:p text:style-name="P7"/>
      <text:p text:style-name="P13">Chişinău – 2020</text:p>
      <text:p text:style-name="P1"/>
      <text:p text:style-name="P15"><text:soft-page-break/>Varianta 1 </text:p>
      <text:p text:style-name="P15">а) Să se creeze clasa Date – dată cu cîmpurile: zi(1-28..31), lună(1-12), an (numere întregi). Să se definească constructorii; funcţiile membru de setare a zilei, lunii şi anului; funcţiile membru de returnare a zilei, lunii, anului; funcţiile de afişare: afişare tip „ 6 iunie 2004” şi afişare tip „6.06.2004”. Funcţiile de setare a cîmpurilor clasei trebuie să verifice corectitudinea parametrilor primiţi. b) Să se creeze clasa Matrix – matrice. Clasa conţine pointer spre int, numărul de rînduri şi de coloane şi o variabilă – codul erorii. Să se definească constructorul fără parametri (constructorul implicit), constructorul cu un parametru – matrice pătrată şi constructorul cu doi parametri – matrice dreptunghiulară ş. a. Să se definească funcţiile membru de acces: returnarea şi setarea valorii elementului (i,j). Să se definească funcţiile de adunare şi scădere a două matrice; înmulţirea unei matrice cu alta; înmulţirea unei matrice cu un număr. Să se testeze funcţionarea clasei. În caz de insuficienţă de memorie, necorespondenţă a dimensiunilor matricelor, depăşire a limitei memoriei utilizate să se stabilească codul erorii. </text:p>
      <text:p text:style-name="P14"/>
      <text:p text:style-name="P16">Program 1:</text:p>
      <text:p text:style-name="P16"/>
      <text:p text:style-name="P18">#include &lt;iostream&gt;</text:p>
      <text:p text:style-name="P18">#include &lt;string&gt;</text:p>
      <text:p text:style-name="P18"/>
      <text:p text:style-name="P18">using namespace std;</text:p>
      <text:p text:style-name="P18"/>
      <text:p text:style-name="P18">class Date{</text:p>
      <text:p text:style-name="P18"><text:tab/>private:</text:p>
      <text:p text:style-name="P18"><text:tab/><text:tab/>int day, month, year;</text:p>
      <text:p text:style-name="P18"/>
      <text:p text:style-name="P18"><text:tab/>public:</text:p>
      <text:p text:style-name="P18"><text:tab/><text:tab/>Date();</text:p>
      <text:p text:style-name="P18"><text:tab/><text:tab/>Date(int, int, int);</text:p>
      <text:p text:style-name="P18"><text:tab/><text:tab/>~Date(){}</text:p>
      <text:p text:style-name="P18"/>
      <text:p text:style-name="P18"><text:tab/><text:tab/>void setDay(int);</text:p>
      <text:p text:style-name="P18"><text:tab/><text:tab/>void setMonth(int);</text:p>
      <text:p text:style-name="P18"><text:tab/><text:tab/>void setYear(int);</text:p>
      <text:p text:style-name="P18"><text:tab/><text:tab/>void showDate1();</text:p>
      <text:p text:style-name="P18"><text:tab/><text:tab/>void showDate2();</text:p>
      <text:p text:style-name="P18">};</text:p>
      <text:p text:style-name="P18"/>
      <text:p text:style-name="P18">Date::Date(){</text:p>
      <text:p text:style-name="P18"><text:tab/>day = 0, month = 0, year = 0;</text:p>
      <text:p text:style-name="P18">}</text:p>
      <text:p text:style-name="P18"/>
      <text:p text:style-name="P18">Date::Date(int Day, int Month, int Year){</text:p>
      <text:p text:style-name="P18"><text:tab/>day = Day;</text:p>
      <text:p text:style-name="P18"><text:tab/>month = Month;</text:p>
      <text:p text:style-name="P18"><text:tab/>year = Year;</text:p>
      <text:p text:style-name="P18">}</text:p>
      <text:p text:style-name="P18"/>
      <text:p text:style-name="P18"><text:soft-page-break/>void Date::setDay(int d){</text:p>
      <text:p text:style-name="P18"><text:tab/>if(d &lt; 1 &amp;&amp; d &gt; 31){</text:p>
      <text:p text:style-name="P18"><text:tab/><text:tab/>cout &lt;&lt; "Data este incorecta" &lt;&lt; endl;</text:p>
      <text:p text:style-name="P18"><text:tab/>}</text:p>
      <text:p text:style-name="P18"><text:tab/>else</text:p>
      <text:p text:style-name="P18"><text:tab/><text:tab/>day = d;</text:p>
      <text:p text:style-name="P18">}</text:p>
      <text:p text:style-name="P18"/>
      <text:p text:style-name="P18">void Date::setMonth(int m){</text:p>
      <text:p text:style-name="P18"><text:tab/>if(m &lt; 1 &amp;&amp; m &gt; 12){</text:p>
      <text:p text:style-name="P18"><text:tab/><text:tab/>cout &lt;&lt; "Luna este incorecta" &lt;&lt; endl;</text:p>
      <text:p text:style-name="P18"><text:tab/>}</text:p>
      <text:p text:style-name="P18"><text:tab/>else</text:p>
      <text:p text:style-name="P18"><text:tab/><text:tab/>month = m;</text:p>
      <text:p text:style-name="P18">}</text:p>
      <text:p text:style-name="P18"/>
      <text:p text:style-name="P18">void Date::setYear(int y){</text:p>
      <text:p text:style-name="P18"><text:tab/>year = y;</text:p>
      <text:p text:style-name="P18">}</text:p>
      <text:p text:style-name="P18"/>
      <text:p text:style-name="P18">void Date::showDate1(){</text:p>
      <text:p text:style-name="P18"><text:tab/>cout &lt;&lt; day &lt;&lt; "/" &lt;&lt; month &lt;&lt; "/" &lt;&lt; year &lt;&lt; endl;</text:p>
      <text:p text:style-name="P18">}</text:p>
      <text:p text:style-name="P18"/>
      <text:p text:style-name="P18">void Date::showDate2(){</text:p>
      <text:p text:style-name="P18"><text:tab/>string monthName[] = {"ianuarei", "februarie", "martie", </text:p>
      <text:p text:style-name="P18"><text:tab/><text:tab/><text:tab/><text:tab/><text:tab/><text:tab/><text:tab/>"aprilie", "mai", "iunie", "iulie", </text:p>
      <text:p text:style-name="P18"><text:tab/><text:tab/><text:tab/><text:tab/><text:tab/><text:tab/><text:tab/>"august", "septembrie", "octombrie",</text:p>
      <text:p text:style-name="P18"><text:tab/><text:tab/><text:tab/><text:tab/><text:tab/><text:tab/><text:tab/>"noiembrie", "decembrie" };</text:p>
      <text:p text:style-name="P18"><text:tab/>cout &lt;&lt; day &lt;&lt; " " &lt;&lt; monthName[month - 1] &lt;&lt; " " &lt;&lt; year &lt;&lt; endl;</text:p>
      <text:p text:style-name="P18">}</text:p>
      <text:p text:style-name="P18"/>
      <text:p text:style-name="P18">int main(void){</text:p>
      <text:p text:style-name="P18"><text:tab/>int Day, Month, Year;</text:p>
      <text:p text:style-name="P18"><text:tab/>string monthName[] = {"ianuarei", "februarie", "martie", </text:p>
      <text:p text:style-name="P18"><text:tab/><text:tab/><text:tab/><text:tab/><text:tab/><text:tab/><text:tab/>"aprilie", "mai", "iunie", "iulie", </text:p>
      <text:p text:style-name="P18"><text:tab/><text:tab/><text:tab/><text:tab/><text:tab/><text:tab/><text:tab/>"august", "septembrie", "octombrie",</text:p>
      <text:p text:style-name="P18"><text:tab/><text:tab/><text:tab/><text:tab/><text:tab/><text:tab/><text:tab/>"noiembrie", "decembrie" };</text:p>
      <text:p text:style-name="P18"><text:tab/>cout &lt;&lt; "Introdu ziua" &lt;&lt; endl; cin &gt;&gt; Day;</text:p>
      <text:p text:style-name="P18"><text:tab/>cout &lt;&lt; "Introdu luna" &lt;&lt; endl; cin &gt;&gt; Month;</text:p>
      <text:p text:style-name="P18"><text:tab/>cout &lt;&lt; "Introdu anul" &lt;&lt; endl; cin &gt;&gt; Year;</text:p>
      <text:p text:style-name="P18"/>
      <text:p text:style-name="P18"><text:tab/>Date newDate(Day, Month, Year);</text:p>
      <text:p text:style-name="P18"><text:tab/>newDate.showDate1();</text:p>
      <text:p text:style-name="P18"><text:tab/>newDate.showDate2();</text:p>
      <text:p text:style-name="P18"/>
      <text:p text:style-name="P18"><text:tab/>return 0;</text:p>
      <text:p text:style-name="P18">}</text:p>
      <text:p text:style-name="P18"/>
      <text:p text:style-name="P17"/>
      <text:p text:style-name="P17"><text:soft-page-break/>Program 2:</text:p>
      <text:p text:style-name="P17"/>
      <text:p text:style-name="P19">#include &lt;iostream&gt;</text:p>
      <text:p text:style-name="P19">#include &lt;cstdlib&gt;</text:p>
      <text:p text:style-name="P19"/>
      <text:p text:style-name="P19">using namespace std;</text:p>
      <text:p text:style-name="P19"/>
      <text:p text:style-name="P19">class Matrix{</text:p>
      <text:p text:style-name="P19"><text:tab/>private:</text:p>
      <text:p text:style-name="P19"><text:tab/><text:tab/>int row, col;</text:p>
      <text:p text:style-name="P19"><text:tab/><text:tab/>int **Matr;</text:p>
      <text:p text:style-name="P19"><text:tab/><text:tab/>int *num;</text:p>
      <text:p text:style-name="P19">#include &lt;iostream&gt;</text:p>
      <text:p text:style-name="P19">#include &lt;string&gt;</text:p>
      <text:p text:style-name="P19"/>
      <text:p text:style-name="P19">using namespace std;</text:p>
      <text:p text:style-name="P19"/>
      <text:p text:style-name="P19">class Date{</text:p>
      <text:p text:style-name="P19"><text:tab/>private:</text:p>
      <text:p text:style-name="P19"><text:tab/><text:tab/>int day, month, year;</text:p>
      <text:p text:style-name="P19"/>
      <text:p text:style-name="P19"><text:tab/>public:</text:p>
      <text:p text:style-name="P19"><text:tab/><text:tab/>Date();</text:p>
      <text:p text:style-name="P19"><text:tab/><text:tab/>Date(int, int, int);</text:p>
      <text:p text:style-name="P19"><text:tab/><text:tab/>~Date(){}</text:p>
      <text:p text:style-name="P19"/>
      <text:p text:style-name="P19"><text:tab/><text:tab/>void setDay(int);</text:p>
      <text:p text:style-name="P19"><text:tab/><text:tab/>void setMonth(int);</text:p>
      <text:p text:style-name="P19"><text:tab/><text:tab/>void setYear(int);</text:p>
      <text:p text:style-name="P19"><text:tab/><text:tab/>void showDate1();</text:p>
      <text:p text:style-name="P19"><text:tab/><text:tab/>void showDate2();</text:p>
      <text:p text:style-name="P19">};</text:p>
      <text:p text:style-name="P19"/>
      <text:p text:style-name="P19">Date::Date(){</text:p>
      <text:p text:style-name="P19"><text:tab/>day = 0, month = 0, year = 0;</text:p>
      <text:p text:style-name="P19">}</text:p>
      <text:p text:style-name="P19"/>
      <text:p text:style-name="P19">Date::Date(int Day, int Month, int Year){</text:p>
      <text:p text:style-name="P19"><text:tab/>day = Day;</text:p>
      <text:p text:style-name="P19"><text:tab/>month = Month;</text:p>
      <text:p text:style-name="P19"><text:tab/>year = Year;</text:p>
      <text:p text:style-name="P19">}</text:p>
      <text:p text:style-name="P19"/>
      <text:p text:style-name="P19">void Date::setDay(int d){</text:p>
      <text:p text:style-name="P19"><text:tab/>if(d &lt; 1 &amp;&amp; d &gt; 31){</text:p>
      <text:p text:style-name="P19"><text:tab/><text:tab/>cout &lt;&lt; "Data este incorecta" &lt;&lt; endl;</text:p>
      <text:p text:style-name="P19"><text:tab/>}</text:p>
      <text:p text:style-name="P19"><text:tab/>else</text:p>
      <text:p text:style-name="P19"><text:tab/><text:tab/>day = d;</text:p>
      <text:p text:style-name="P19">}</text:p>
      <text:p text:style-name="P19"/>
      <text:p text:style-name="P19"><text:soft-page-break/>void Date::setMonth(int m){</text:p>
      <text:p text:style-name="P19"><text:tab/>if(m &lt; 1 &amp;&amp; m &gt; 12){</text:p>
      <text:p text:style-name="P19"><text:tab/><text:tab/>cout &lt;&lt; "Luna este incorecta" &lt;&lt; endl;</text:p>
      <text:p text:style-name="P19"><text:tab/>}</text:p>
      <text:p text:style-name="P19"><text:tab/>else</text:p>
      <text:p text:style-name="P19"><text:tab/><text:tab/>month = m;</text:p>
      <text:p text:style-name="P19">}</text:p>
      <text:p text:style-name="P19"/>
      <text:p text:style-name="P19">void Date::setYear(int y){</text:p>
      <text:p text:style-name="P19"><text:tab/>year = y;</text:p>
      <text:p text:style-name="P19">}</text:p>
      <text:p text:style-name="P19"/>
      <text:p text:style-name="P19">void Date::showDate1(){</text:p>
      <text:p text:style-name="P19"><text:tab/>cout &lt;&lt; day &lt;&lt; "/" &lt;&lt; month &lt;&lt; "/" &lt;&lt; year &lt;&lt; endl;</text:p>
      <text:p text:style-name="P19">}</text:p>
      <text:p text:style-name="P19"/>
      <text:p text:style-name="P19">void Date::showDate2(){</text:p>
      <text:p text:style-name="P19"><text:tab/>string monthName[] = {"ianuarei", "februarie", "martie", </text:p>
      <text:p text:style-name="P19"><text:tab/><text:tab/><text:tab/><text:tab/><text:tab/><text:tab/><text:tab/>"aprilie", "mai", "iunie", "iulie", </text:p>
      <text:p text:style-name="P19"><text:tab/><text:tab/><text:tab/><text:tab/><text:tab/><text:tab/><text:tab/>"august", "septembrie", "octombrie",</text:p>
      <text:p text:style-name="P19"><text:tab/><text:tab/><text:tab/><text:tab/><text:tab/><text:tab/><text:tab/>"noiembrie", "decembrie" };</text:p>
      <text:p text:style-name="P19"><text:tab/>cout &lt;&lt; day &lt;&lt; " " &lt;&lt; monthName[month - 1] &lt;&lt; " " &lt;&lt; year &lt;&lt; endl;</text:p>
      <text:p text:style-name="P19">}</text:p>
      <text:p text:style-name="P19"/>
      <text:p text:style-name="P19">int main(void){</text:p>
      <text:p text:style-name="P19"><text:tab/>int Day, Month, Year;</text:p>
      <text:p text:style-name="P19"><text:tab/>string monthName[] = {"ianuarei", "februarie", "martie", </text:p>
      <text:p text:style-name="P19"><text:tab/><text:tab/><text:tab/><text:tab/><text:tab/><text:tab/><text:tab/>"aprilie", "mai", "iunie", "iulie", </text:p>
      <text:p text:style-name="P19"><text:tab/><text:tab/><text:tab/><text:tab/><text:tab/><text:tab/><text:tab/>"august", "septembrie", "octombrie",</text:p>
      <text:p text:style-name="P19"><text:tab/><text:tab/><text:tab/><text:tab/><text:tab/><text:tab/><text:tab/>"noiembrie", "decembrie" };</text:p>
      <text:p text:style-name="P19"><text:tab/>cout &lt;&lt; "Introdu ziua" &lt;&lt; endl; cin &gt;&gt; Day;</text:p>
      <text:p text:style-name="P19"><text:tab/>cout &lt;&lt; "Introdu luna" &lt;&lt; endl; cin &gt;&gt; Month;</text:p>
      <text:p text:style-name="P19"><text:tab/>cout &lt;&lt; "Introdu anul" &lt;&lt; endl; cin &gt;&gt; Year;</text:p>
      <text:p text:style-name="P19"/>
      <text:p text:style-name="P19"><text:tab/>Date newDate(Day, Month, Year);</text:p>
      <text:p text:style-name="P19"><text:tab/>newDate.showDate1();</text:p>
      <text:p text:style-name="P19"><text:tab/>newDate.showDate2();</text:p>
      <text:p text:style-name="P19"/>
      <text:p text:style-name="P19"><text:tab/>return 0;</text:p>
      <text:p text:style-name="P19">}</text:p>
      <text:p text:style-name="P19"/>
      <text:p text:style-name="P19"><text:tab/>public:</text:p>
      <text:p text:style-name="P19"/>
      <text:p text:style-name="P19"><text:tab/><text:tab/>Matrix();</text:p>
      <text:p text:style-name="P19"><text:tab/><text:tab/>Matrix(int, int);</text:p>
      <text:p text:style-name="P19"><text:tab/><text:tab/>Matrix(int);</text:p>
      <text:p text:style-name="P19"><text:tab/><text:tab/>~Matrix(){};</text:p>
      <text:p text:style-name="P19"/>
      <text:p text:style-name="P19"><text:tab/><text:tab/>void Create();</text:p>
      <text:p text:style-name="P19"/>
      <text:p text:style-name="P19"><text:soft-page-break/><text:tab/><text:tab/>void citire(int i, int j, int elem){</text:p>
      <text:p text:style-name="P19"><text:tab/><text:tab/><text:tab/>Matr[i][j] = elem;</text:p>
      <text:p text:style-name="P19"><text:tab/><text:tab/>}</text:p>
      <text:p text:style-name="P19"/>
      <text:p text:style-name="P19"><text:tab/><text:tab/>void show(){</text:p>
      <text:p text:style-name="P19"><text:tab/><text:tab/><text:tab/>for(int i = 0; i &lt; row; i++){</text:p>
      <text:p text:style-name="P19"><text:tab/><text:tab/><text:tab/><text:tab/>for(int j = 0; j &lt; col; j++){</text:p>
      <text:p text:style-name="P19"><text:tab/><text:tab/><text:tab/><text:tab/><text:tab/>cout &lt;&lt; Matr[i][j] &lt;&lt; "\t";</text:p>
      <text:p text:style-name="P19"><text:tab/><text:tab/><text:tab/><text:tab/>}</text:p>
      <text:p text:style-name="P19"><text:tab/><text:tab/><text:tab/><text:tab/>cout &lt;&lt; endl;</text:p>
      <text:p text:style-name="P19"><text:tab/><text:tab/><text:tab/>}</text:p>
      <text:p text:style-name="P19"><text:tab/><text:tab/>}</text:p>
      <text:p text:style-name="P19"/>
      <text:p text:style-name="P19"><text:tab/><text:tab/>int val(int i, int j){</text:p>
      <text:p text:style-name="P19"><text:tab/><text:tab/><text:tab/>return Matr[i][j];</text:p>
      <text:p text:style-name="P19"><text:tab/><text:tab/>}</text:p>
      <text:p text:style-name="P19">};</text:p>
      <text:p text:style-name="P19"/>
      <text:p text:style-name="P19">Matrix::Matrix(){</text:p>
      <text:p text:style-name="P19"><text:tab/>row = 0, col = 0, Matr = 0;</text:p>
      <text:p text:style-name="P19">}</text:p>
      <text:p text:style-name="P19"/>
      <text:p text:style-name="P19">Matrix::Matrix(int Row, int Col){</text:p>
      <text:p text:style-name="P19"><text:tab/>row = Row;</text:p>
      <text:p text:style-name="P19"><text:tab/>col = Col;</text:p>
      <text:p text:style-name="P19"><text:tab/>Matr = (int **)malloc(row * sizeof(int *));</text:p>
      <text:p text:style-name="P19"><text:tab/>for(int w = 0; w &lt; row; w++){</text:p>
      <text:p text:style-name="P19"><text:tab/><text:tab/>Matr[w] = (int *)malloc(col * sizeof(int));</text:p>
      <text:p text:style-name="P19"><text:tab/>}</text:p>
      <text:p text:style-name="P19"><text:tab/></text:p>
      <text:p text:style-name="P19"><text:tab/>Matr = new int*[row];</text:p>
      <text:p text:style-name="P19"/>
      <text:p text:style-name="P19"><text:tab/>for(int z = 0; z &lt; row; z++){</text:p>
      <text:p text:style-name="P19"><text:tab/><text:tab/>Matr[z] = new int[col];</text:p>
      <text:p text:style-name="P19"><text:tab/>}</text:p>
      <text:p text:style-name="P19">}</text:p>
      <text:p text:style-name="P19">Matrix::Matrix(int n){</text:p>
      <text:p text:style-name="P19"><text:tab/>row = col = n;</text:p>
      <text:p text:style-name="P19"><text:tab/>Matr = (int **)malloc(row * sizeof(int *));</text:p>
      <text:p text:style-name="P19"><text:tab/>for(int w = 0; w &lt; row; w++){</text:p>
      <text:p text:style-name="P19"><text:tab/><text:tab/>Matr[w] = (int *)malloc(col * sizeof(int));</text:p>
      <text:p text:style-name="P19"><text:tab/>}</text:p>
      <text:p text:style-name="P19"><text:tab/></text:p>
      <text:p text:style-name="P19"><text:tab/>Matr = new int*[row];</text:p>
      <text:p text:style-name="P19"/>
      <text:p text:style-name="P19"><text:tab/>for(int z = 0; z &lt; row; z++){</text:p>
      <text:p text:style-name="P19"><text:tab/><text:tab/>Matr[z] = new int[col];</text:p>
      <text:p text:style-name="P19"><text:tab/>}</text:p>
      <text:p text:style-name="P19">}</text:p>
      <text:p text:style-name="P19"/>
      <text:p text:style-name="P19">void mult_2matr(){</text:p>
      <text:p text:style-name="P19"><text:soft-page-break/><text:tab/>int row1, col1, row2, col2, p;</text:p>
      <text:p text:style-name="P19"/>
      <text:p text:style-name="P19"><text:tab/>cout &lt;&lt; "Matrix 1:" &lt;&lt; endl;</text:p>
      <text:p text:style-name="P19"><text:tab/>cout &lt;&lt; "Row numb: ";</text:p>
      <text:p text:style-name="P19"><text:tab/>cin &gt;&gt; row1;</text:p>
      <text:p text:style-name="P19"><text:tab/>cout &lt;&lt; "Col numb: ";</text:p>
      <text:p text:style-name="P19"><text:tab/>cin &gt;&gt; col1;</text:p>
      <text:p text:style-name="P19"><text:tab/>cout &lt;&lt; "Matrix 2:" &lt;&lt; endl;</text:p>
      <text:p text:style-name="P19"><text:tab/>cout &lt;&lt; "Row numb: ";</text:p>
      <text:p text:style-name="P19"><text:tab/>cin &gt;&gt; row2;</text:p>
      <text:p text:style-name="P19"><text:tab/>cout &lt;&lt; "Col numb: ";</text:p>
      <text:p text:style-name="P19"><text:tab/>cin &gt;&gt; col2;</text:p>
      <text:p text:style-name="P19"><text:tab/>if(col1 != col2){</text:p>
      <text:p text:style-name="P19"><text:tab/><text:tab/>cout &lt;&lt; "\n Error!" &lt;&lt; endl;</text:p>
      <text:p text:style-name="P19"><text:tab/>}</text:p>
      <text:p text:style-name="P19"><text:tab/>else{</text:p>
      <text:p text:style-name="P19"><text:tab/><text:tab/>Matrix mat1(row1, col1);</text:p>
      <text:p text:style-name="P19"><text:tab/><text:tab/>Matrix mat2(row2, col2);</text:p>
      <text:p text:style-name="P19"><text:tab/><text:tab/>cout &lt;&lt; "Input elements of first matrix: " &lt;&lt; endl;</text:p>
      <text:p text:style-name="P19"><text:tab/><text:tab/>for(int i = 0; i &lt; row1; i++){</text:p>
      <text:p text:style-name="P19"><text:tab/><text:tab/><text:tab/>for(int j = 0; j &lt; col1; j++){</text:p>
      <text:p text:style-name="P19"><text:tab/><text:tab/><text:tab/><text:tab/>cout &lt;&lt; "A " &lt;&lt; "[" &lt;&lt; i + 1 &lt;&lt; "]" &lt;&lt; "[" &lt;&lt; j + 1 &lt;&lt; "]" &lt;&lt; ":";</text:p>
      <text:p text:style-name="P19"><text:tab/><text:tab/><text:tab/><text:tab/>cin &gt;&gt; p;</text:p>
      <text:p text:style-name="P19"><text:tab/><text:tab/><text:tab/><text:tab/>mat1.citire(i, j, p);</text:p>
      <text:p text:style-name="P19"><text:tab/><text:tab/><text:tab/>}</text:p>
      <text:p text:style-name="P19"><text:tab/><text:tab/>}</text:p>
      <text:p text:style-name="P19"><text:tab/><text:tab/>cout &lt;&lt; "Input elements of second matrix: " &lt;&lt; endl;</text:p>
      <text:p text:style-name="P19"><text:tab/><text:tab/>for(int i = 0; i &lt; row2; i++){</text:p>
      <text:p text:style-name="P19"><text:tab/><text:tab/><text:tab/>for(int j = 0; j &lt; col2; j++){</text:p>
      <text:p text:style-name="P19"><text:tab/><text:tab/><text:tab/><text:tab/>cout &lt;&lt; "B " &lt;&lt; "[" &lt;&lt; i + 1 &lt;&lt; "]" &lt;&lt; "[" &lt;&lt; j + 1 &lt;&lt; "]" &lt;&lt; ":";</text:p>
      <text:p text:style-name="P19"><text:tab/><text:tab/><text:tab/><text:tab/>cin &gt;&gt; p;</text:p>
      <text:p text:style-name="P19"><text:tab/><text:tab/><text:tab/><text:tab/>mat2.citire(i, j, p);</text:p>
      <text:p text:style-name="P19"><text:tab/><text:tab/><text:tab/>}</text:p>
      <text:p text:style-name="P19"><text:tab/><text:tab/>}</text:p>
      <text:p text:style-name="P19"/>
      <text:p text:style-name="P19"><text:tab/><text:tab/>cout &lt;&lt; "First matrix: " &lt;&lt; endl;</text:p>
      <text:p text:style-name="P19"><text:tab/><text:tab/>mat1.show();</text:p>
      <text:p text:style-name="P19"><text:tab/><text:tab/>cout &lt;&lt; "Second matrix: " &lt;&lt; endl;</text:p>
      <text:p text:style-name="P19"><text:tab/><text:tab/>mat2.show();</text:p>
      <text:p text:style-name="P19"/>
      <text:p text:style-name="P19"><text:tab/><text:tab/>Matrix matf(row1, col2);</text:p>
      <text:p text:style-name="P19"><text:tab/><text:tab/>p = 0;</text:p>
      <text:p text:style-name="P19"><text:tab/><text:tab/>for(int i = 0; i &lt; row1; i++){</text:p>
      <text:p text:style-name="P19"><text:tab/><text:tab/><text:tab/>for(int j = 0; j &lt; col1; j++){</text:p>
      <text:p text:style-name="P19"><text:tab/><text:tab/><text:tab/><text:tab/>for(int k = 0; k &lt; row1; k++){</text:p>
      <text:p text:style-name="P19"><text:tab/><text:tab/><text:tab/><text:tab/><text:tab/>p+= mat1.val(i, k) * mat2.val(k, j);</text:p>
      <text:p text:style-name="P19"><text:tab/><text:tab/><text:tab/><text:tab/>}</text:p>
      <text:p text:style-name="P19"><text:tab/><text:tab/><text:tab/><text:tab/>matf.citire(i, j, p);</text:p>
      <text:p text:style-name="P19"><text:tab/><text:tab/><text:tab/><text:tab/>p = 0;</text:p>
      <text:p text:style-name="P19"><text:soft-page-break/><text:tab/><text:tab/><text:tab/>}</text:p>
      <text:p text:style-name="P19"><text:tab/><text:tab/>}</text:p>
      <text:p text:style-name="P19"><text:tab/><text:tab/>cout &lt;&lt; "\nResuslt: " &lt;&lt; endl;</text:p>
      <text:p text:style-name="P19"><text:tab/><text:tab/>matf.show();</text:p>
      <text:p text:style-name="P19"><text:tab/>}</text:p>
      <text:p text:style-name="P19">}</text:p>
      <text:p text:style-name="P19"/>
      <text:p text:style-name="P19">void mult_numb(){</text:p>
      <text:p text:style-name="P19"><text:tab/>int row, col, s, num;</text:p>
      <text:p text:style-name="P19"><text:tab/>cout &lt;&lt; "Input dimension of matrix: " &lt;&lt; endl;</text:p>
      <text:p text:style-name="P19"><text:tab/>cout &lt;&lt; "Rows: ";</text:p>
      <text:p text:style-name="P19"><text:tab/>cin &gt;&gt; row;</text:p>
      <text:p text:style-name="P19"><text:tab/>cout &lt;&lt; "Columns: ";</text:p>
      <text:p text:style-name="P19"><text:tab/>cin &gt;&gt; col;</text:p>
      <text:p text:style-name="P19"><text:tab/>Matrix mat_nr(row, col);</text:p>
      <text:p text:style-name="P19"><text:tab/>for(int i = 0; i &lt; row; i++){</text:p>
      <text:p text:style-name="P19"><text:tab/><text:tab/>for(int j = 0; j &lt; col; j++){</text:p>
      <text:p text:style-name="P19"><text:tab/><text:tab/><text:tab/>cout &lt;&lt; "Matrix " &lt;&lt; "[" &lt;&lt; i + 1 &lt;&lt; "]" &lt;&lt; "[" &lt;&lt; j + 1 &lt;&lt; "]" &lt;&lt; ":";</text:p>
      <text:p text:style-name="P19"><text:tab/><text:tab/><text:tab/>cin &gt;&gt; s;</text:p>
      <text:p text:style-name="P19"><text:tab/><text:tab/><text:tab/>mat_nr.citire(i, j, s);</text:p>
      <text:p text:style-name="P19"><text:tab/><text:tab/>}</text:p>
      <text:p text:style-name="P19"><text:tab/>}</text:p>
      <text:p text:style-name="P19"><text:tab/>cout &lt;&lt; "\n Matrix: " &lt;&lt; endl;</text:p>
      <text:p text:style-name="P19"><text:tab/>mat_nr.show();</text:p>
      <text:p text:style-name="P19"><text:tab/>cout &lt;&lt; "Multiply with: ";</text:p>
      <text:p text:style-name="P19"><text:tab/>cin &gt;&gt; num;</text:p>
      <text:p text:style-name="P19"><text:tab/>Matrix mat_rsp(row, col);</text:p>
      <text:p text:style-name="P19"><text:tab/>for(int i = 0; i &lt; row; i++){</text:p>
      <text:p text:style-name="P19"><text:tab/><text:tab/>for (int j = 0; j &lt; col; j++){</text:p>
      <text:p text:style-name="P19"><text:tab/><text:tab/><text:tab/>mat_rsp.citire(i, j, mat_nr.val(i, j) * num);</text:p>
      <text:p text:style-name="P19"><text:tab/><text:tab/>}</text:p>
      <text:p text:style-name="P19"><text:tab/>}</text:p>
      <text:p text:style-name="P19"><text:tab/>cout &lt;&lt; "\nResponse: " &lt;&lt; endl;</text:p>
      <text:p text:style-name="P19"><text:tab/>mat_rsp.show();</text:p>
      <text:p text:style-name="P19">}</text:p>
      <text:p text:style-name="P19"/>
      <text:p text:style-name="P19">void add_2matrix(){</text:p>
      <text:p text:style-name="P19"><text:tab/>Matrix m1;</text:p>
      <text:p text:style-name="P19"><text:tab/>int row1, col1, row2, col2, s;</text:p>
      <text:p text:style-name="P19"><text:tab/>cout &lt;&lt; "Input dimension of first matrix: " &lt;&lt; endl;</text:p>
      <text:p text:style-name="P19"><text:tab/>cout &lt;&lt; "Rows: ";</text:p>
      <text:p text:style-name="P19"><text:tab/>cin &gt;&gt; row1;</text:p>
      <text:p text:style-name="P19"><text:tab/>cout &lt;&lt; "Columns: ";</text:p>
      <text:p text:style-name="P19"><text:tab/>cin &gt;&gt; col1;</text:p>
      <text:p text:style-name="P19"><text:tab/>cout &lt;&lt; "Input dimension of second matrix: " &lt;&lt; endl;</text:p>
      <text:p text:style-name="P19"><text:tab/>cout &lt;&lt; "Rows: ";</text:p>
      <text:p text:style-name="P19"><text:tab/>cin &gt;&gt; row2;</text:p>
      <text:p text:style-name="P19"><text:tab/>cout &lt;&lt; "Columns: ";</text:p>
      <text:p text:style-name="P19"><text:tab/>cin &gt;&gt; col2;</text:p>
      <text:p text:style-name="P19"><text:tab/>if((row1 != row2) &amp;&amp; (col1 != col2)){</text:p>
      <text:p text:style-name="P19"><text:soft-page-break/><text:tab/><text:tab/>cout &lt;&lt; "Error!" &lt;&lt; endl;</text:p>
      <text:p text:style-name="P19"><text:tab/>}</text:p>
      <text:p text:style-name="P19"><text:tab/>else{</text:p>
      <text:p text:style-name="P19"><text:tab/><text:tab/>Matrix mat1(row1, col1);</text:p>
      <text:p text:style-name="P19"><text:tab/><text:tab/>Matrix mat2(row2, col2);</text:p>
      <text:p text:style-name="P19"><text:tab/><text:tab/>cout &lt;&lt; "First matrix: " &lt;&lt; endl;</text:p>
      <text:p text:style-name="P19"><text:tab/><text:tab/>for(int i = 0; i &lt; row1; i++){</text:p>
      <text:p text:style-name="P19"><text:tab/><text:tab/><text:tab/>for(int j = 0; j &lt; col1; j++){</text:p>
      <text:p text:style-name="P19"><text:tab/><text:tab/><text:tab/><text:tab/>cout &lt;&lt; "A" &lt;&lt; "[" &lt;&lt; i + 1 &lt;&lt; "]" &lt;&lt; "[" &lt;&lt; j + 1 &lt;&lt; "]" &lt;&lt; ":";</text:p>
      <text:p text:style-name="P19"><text:tab/><text:tab/><text:tab/><text:tab/>cin &gt;&gt; s;</text:p>
      <text:p text:style-name="P19"><text:tab/><text:tab/><text:tab/><text:tab/>mat1.citire(i, j, s); </text:p>
      <text:p text:style-name="P19"><text:tab/><text:tab/><text:tab/>}</text:p>
      <text:p text:style-name="P19"><text:tab/><text:tab/>}</text:p>
      <text:p text:style-name="P19"><text:tab/><text:tab/>cout &lt;&lt; "Second matrix: " &lt;&lt; endl;</text:p>
      <text:p text:style-name="P19"><text:tab/><text:tab/>for(int i = 0; i &lt; row1; i++){</text:p>
      <text:p text:style-name="P19"><text:tab/><text:tab/><text:tab/>for(int j = 0; j &lt; col1; j++){</text:p>
      <text:p text:style-name="P19"><text:tab/><text:tab/><text:tab/><text:tab/>cout &lt;&lt; "B" &lt;&lt; "[" &lt;&lt; i + 1 &lt;&lt; "]" &lt;&lt; "[" &lt;&lt; j + 1 &lt;&lt; "]" &lt;&lt; ":";</text:p>
      <text:p text:style-name="P19"><text:tab/><text:tab/><text:tab/><text:tab/>cin &gt;&gt; s;</text:p>
      <text:p text:style-name="P19"><text:tab/><text:tab/><text:tab/><text:tab/>mat2.citire(i, j, s); </text:p>
      <text:p text:style-name="P19"><text:tab/><text:tab/><text:tab/>}</text:p>
      <text:p text:style-name="P19"><text:tab/><text:tab/>}</text:p>
      <text:p text:style-name="P19"><text:tab/><text:tab/>cout &lt;&lt; "First: " &lt;&lt; endl;</text:p>
      <text:p text:style-name="P19"><text:tab/><text:tab/>mat1.show();</text:p>
      <text:p text:style-name="P19"><text:tab/><text:tab/>cout &lt;&lt; "\n\nSecond: " &lt;&lt; endl;</text:p>
      <text:p text:style-name="P19"><text:tab/><text:tab/>mat2.show();</text:p>
      <text:p text:style-name="P19"><text:tab/><text:tab/>Matrix matf(row1, col2);</text:p>
      <text:p text:style-name="P19"><text:tab/><text:tab/>for(int i = 0; i &lt; row1; i++){</text:p>
      <text:p text:style-name="P19"><text:tab/><text:tab/><text:tab/>for(int j = 0; j &lt; col1; j++){</text:p>
      <text:p text:style-name="P19"><text:tab/><text:tab/><text:tab/><text:tab/>s = mat1.val(i, j) + mat2.val(i, j);</text:p>
      <text:p text:style-name="P19"><text:tab/><text:tab/><text:tab/><text:tab/>matf.citire(i, j, s);</text:p>
      <text:p text:style-name="P19"><text:tab/><text:tab/><text:tab/><text:tab/>s = 0;</text:p>
      <text:p text:style-name="P19"><text:tab/><text:tab/><text:tab/>}</text:p>
      <text:p text:style-name="P19"><text:tab/><text:tab/>}</text:p>
      <text:p text:style-name="P19"><text:tab/><text:tab/>cout &lt;&lt; "\nResult: " &lt;&lt; endl;</text:p>
      <text:p text:style-name="P19"><text:tab/><text:tab/>matf.show();</text:p>
      <text:p text:style-name="P19"><text:tab/>}</text:p>
      <text:p text:style-name="P19">}</text:p>
      <text:p text:style-name="P19"/>
      <text:p text:style-name="P19">void dec_2matrix(){</text:p>
      <text:p text:style-name="P19"><text:tab/>Matrix m1;</text:p>
      <text:p text:style-name="P19"><text:tab/>int row1, col1, row2, col2, s;</text:p>
      <text:p text:style-name="P19"><text:tab/>cout &lt;&lt; "Input dimension of first matrix: " &lt;&lt; endl;</text:p>
      <text:p text:style-name="P19"><text:tab/>cout &lt;&lt; "Rows: ";</text:p>
      <text:p text:style-name="P19"><text:tab/>cin &gt;&gt; row1;</text:p>
      <text:p text:style-name="P19"><text:tab/>cout &lt;&lt; "Columns: ";</text:p>
      <text:p text:style-name="P19"><text:tab/>cin &gt;&gt; col1;</text:p>
      <text:p text:style-name="P19"><text:tab/>cout &lt;&lt; "Input dimension of second matrix: " &lt;&lt; endl;</text:p>
      <text:p text:style-name="P19"><text:tab/>cout &lt;&lt; "Rows: ";</text:p>
      <text:p text:style-name="P19"><text:tab/>cin &gt;&gt; row2;</text:p>
      <text:p text:style-name="P19"><text:soft-page-break/><text:tab/>cout &lt;&lt; "Columns: ";</text:p>
      <text:p text:style-name="P19"><text:tab/>cin &gt;&gt; col2;</text:p>
      <text:p text:style-name="P19"><text:tab/>if((row1 != row2) &amp;&amp; (col1 != col2)){</text:p>
      <text:p text:style-name="P19"><text:tab/><text:tab/>cout &lt;&lt; "Error!" &lt;&lt; endl;</text:p>
      <text:p text:style-name="P19"><text:tab/>}</text:p>
      <text:p text:style-name="P19"><text:tab/>else{</text:p>
      <text:p text:style-name="P19"><text:tab/><text:tab/>Matrix mat1(row1, col1);</text:p>
      <text:p text:style-name="P19"><text:tab/><text:tab/>Matrix mat2(row2, col2);</text:p>
      <text:p text:style-name="P19"><text:tab/><text:tab/>cout &lt;&lt; "First matrix: " &lt;&lt; endl;</text:p>
      <text:p text:style-name="P19"><text:tab/><text:tab/>for(int i = 0; i &lt; row1; i++){</text:p>
      <text:p text:style-name="P19"><text:tab/><text:tab/><text:tab/>for(int j = 0; j &lt; col1; j++){</text:p>
      <text:p text:style-name="P19"><text:tab/><text:tab/><text:tab/><text:tab/>cout &lt;&lt; "A" &lt;&lt; "[" &lt;&lt; i + 1 &lt;&lt; "]" &lt;&lt; "[" &lt;&lt; j + 1 &lt;&lt; "]" &lt;&lt; ":";</text:p>
      <text:p text:style-name="P19"><text:tab/><text:tab/><text:tab/><text:tab/>cin &gt;&gt; s;</text:p>
      <text:p text:style-name="P19"><text:tab/><text:tab/><text:tab/><text:tab/>mat1.citire(i, j, s); </text:p>
      <text:p text:style-name="P19"><text:tab/><text:tab/><text:tab/>}</text:p>
      <text:p text:style-name="P19"><text:tab/><text:tab/>}</text:p>
      <text:p text:style-name="P19"><text:tab/><text:tab/>cout &lt;&lt; "Second matrix: " &lt;&lt; endl;</text:p>
      <text:p text:style-name="P19"><text:tab/><text:tab/>for(int i = 0; i &lt; row1; i++){</text:p>
      <text:p text:style-name="P19"><text:tab/><text:tab/><text:tab/>for(int j = 0; j &lt; col1; j++){</text:p>
      <text:p text:style-name="P19"><text:tab/><text:tab/><text:tab/><text:tab/>cout &lt;&lt; "B" &lt;&lt; "[" &lt;&lt; i + 1 &lt;&lt; "]" &lt;&lt; "[" &lt;&lt; j + 1 &lt;&lt; "]" &lt;&lt; ":";</text:p>
      <text:p text:style-name="P19"><text:tab/><text:tab/><text:tab/><text:tab/>cin &gt;&gt; s;</text:p>
      <text:p text:style-name="P19"><text:tab/><text:tab/><text:tab/><text:tab/>mat2.citire(i, j, s); </text:p>
      <text:p text:style-name="P19"><text:tab/><text:tab/><text:tab/>}</text:p>
      <text:p text:style-name="P19"><text:tab/><text:tab/>}</text:p>
      <text:p text:style-name="P19"><text:tab/><text:tab/>cout &lt;&lt; "First: " &lt;&lt; endl;</text:p>
      <text:p text:style-name="P19"><text:tab/><text:tab/>mat1.show();</text:p>
      <text:p text:style-name="P19"><text:tab/><text:tab/>cout &lt;&lt; "\n\nSecond: " &lt;&lt; endl;</text:p>
      <text:p text:style-name="P19"><text:tab/><text:tab/>mat2.show();</text:p>
      <text:p text:style-name="P19"><text:tab/><text:tab/>Matrix matf(row1, col2);</text:p>
      <text:p text:style-name="P19"><text:tab/><text:tab/>for(int i = 0; i &lt; row1; i++){</text:p>
      <text:p text:style-name="P19"><text:tab/><text:tab/><text:tab/>for(int j = 0; j &lt; col1; j++){</text:p>
      <text:p text:style-name="P19"><text:tab/><text:tab/><text:tab/><text:tab/>s = mat1.val(i, j) - mat2.val(i, j);</text:p>
      <text:p text:style-name="P19"><text:tab/><text:tab/><text:tab/><text:tab/>matf.citire(i, j, s);</text:p>
      <text:p text:style-name="P19"><text:tab/><text:tab/><text:tab/><text:tab/>s = 0;</text:p>
      <text:p text:style-name="P19"><text:tab/><text:tab/><text:tab/>}</text:p>
      <text:p text:style-name="P19"><text:tab/><text:tab/>}</text:p>
      <text:p text:style-name="P19"><text:tab/><text:tab/>cout &lt;&lt; "\nResult: " &lt;&lt; endl;</text:p>
      <text:p text:style-name="P19"><text:tab/><text:tab/>matf.show();</text:p>
      <text:p text:style-name="P19"><text:tab/>}</text:p>
      <text:p text:style-name="P19">}</text:p>
      <text:p text:style-name="P19"/>
      <text:p text:style-name="P19">int main(void){</text:p>
      <text:p text:style-name="P19"/>
      <text:p text:style-name="P19"><text:tab/>while(true){</text:p>
      <text:p text:style-name="P19"/>
      <text:p text:style-name="P19"><text:tab/><text:tab/>int num;</text:p>
      <text:p text:style-name="P19"><text:tab/><text:tab/>cout &lt;&lt; "Select item: " &lt;&lt; endl;</text:p>
      <text:p text:style-name="P19"><text:tab/><text:tab/>cout &lt;&lt; "1 - Multiply 2 matrix" &lt;&lt; endl;</text:p>
      <text:p text:style-name="P19"><text:tab/><text:tab/>cout &lt;&lt; "2 - Multiply with number" &lt;&lt; endl;</text:p>
      <text:p text:style-name="P19"><text:soft-page-break/><text:tab/><text:tab/>cout &lt;&lt; "3 - Add 2 matrix" &lt;&lt; endl;</text:p>
      <text:p text:style-name="P19"><text:tab/><text:tab/>cout &lt;&lt; "4 - Dec 2 matrix" &lt;&lt; endl;</text:p>
      <text:p text:style-name="P19"><text:tab/><text:tab/>cout &lt;&lt; "5 - exit" &lt;&lt; endl;</text:p>
      <text:p text:style-name="P19"><text:tab/><text:tab/>cin &gt;&gt; num;</text:p>
      <text:p text:style-name="P19"/>
      <text:p text:style-name="P19"><text:tab/><text:tab/>switch (num){</text:p>
      <text:p text:style-name="P19"><text:tab/><text:tab/><text:tab/>case 1:{</text:p>
      <text:p text:style-name="P19"><text:tab/><text:tab/><text:tab/><text:tab/>mult_2matr();</text:p>
      <text:p text:style-name="P19"><text:tab/><text:tab/><text:tab/><text:tab/>break;</text:p>
      <text:p text:style-name="P19"><text:tab/><text:tab/><text:tab/>}</text:p>
      <text:p text:style-name="P19"><text:tab/><text:tab/><text:tab/>case 2:{</text:p>
      <text:p text:style-name="P19"><text:tab/><text:tab/><text:tab/><text:tab/>mult_numb();</text:p>
      <text:p text:style-name="P19"><text:tab/><text:tab/><text:tab/><text:tab/>break;</text:p>
      <text:p text:style-name="P19"><text:tab/><text:tab/><text:tab/>}</text:p>
      <text:p text:style-name="P19"><text:tab/><text:tab/><text:tab/>case 3:{</text:p>
      <text:p text:style-name="P19"><text:tab/><text:tab/><text:tab/><text:tab/>add_2matrix();</text:p>
      <text:p text:style-name="P19"><text:tab/><text:tab/><text:tab/><text:tab/>break;</text:p>
      <text:p text:style-name="P19"><text:tab/><text:tab/><text:tab/>}</text:p>
      <text:p text:style-name="P19"><text:tab/><text:tab/><text:tab/>case 4:{</text:p>
      <text:p text:style-name="P19"><text:tab/><text:tab/><text:tab/><text:tab/>dec_2matrix();</text:p>
      <text:p text:style-name="P19"><text:tab/><text:tab/><text:tab/><text:tab/>break;</text:p>
      <text:p text:style-name="P19"><text:tab/><text:tab/><text:tab/>}</text:p>
      <text:p text:style-name="P19"><text:tab/><text:tab/><text:tab/>case 5:{</text:p>
      <text:p text:style-name="P19"><text:tab/><text:tab/><text:tab/><text:tab/>exit(1);</text:p>
      <text:p text:style-name="P19"><text:tab/><text:tab/><text:tab/><text:tab/>break;</text:p>
      <text:p text:style-name="P19"><text:tab/><text:tab/><text:tab/>}</text:p>
      <text:p text:style-name="P19"><text:tab/><text:tab/><text:tab/>default:</text:p>
      <text:p text:style-name="P19"><text:tab/><text:tab/><text:tab/><text:tab/>break;</text:p>
      <text:p text:style-name="P19"><text:tab/><text:tab/>}</text:p>
      <text:p text:style-name="P19"><text:tab/>}</text:p>
      <text:p text:style-name="P19"><text:tab/>return 0;</text:p>
      <text:p text:style-name="P19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11-23T22:45:17.900000000</dc:date>
    <meta:editing-duration>PT7M39S</meta:editing-duration>
    <meta:editing-cycles>7</meta:editing-cycles>
    <meta:document-statistic meta:table-count="0" meta:image-count="0" meta:object-count="0" meta:page-count="11" meta:paragraph-count="421" meta:word-count="1778" meta:character-count="10310" meta:non-whitespace-character-count="7755"/>
  </office:meta>
</office:document-meta>
</file>